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position=""/>
    </style:style>
    <style:style style:name="ce4" style:family="table-cell" style:parent-style-name="Default">
      <style:table-cell-properties fo:background-color="#999999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5"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 office:value-type="string" calcext:value-type="string">
            <text:p>Toy Block Town</text:p>
          </table:table-cell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03:07:10.920867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1-12T17:27:22.041026395</dc:date>
    <meta:editing-duration>PT12H26M54S</meta:editing-duration>
    <meta:editing-cycles>110</meta:editing-cycles>
    <meta:generator>LibreOffice/5.1.6.2$Linux_X86_64 LibreOffice_project/10m0$Build-2</meta:generator>
    <meta:document-statistic meta:table-count="1" meta:cell-count="93" meta:object-count="0"/>
  </office:meta>
</office:document-meta>
</file>